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correct_answer</text:p>
          </table:table-cell>
          <table:table-cell table:style-name="ce1" office:value-type="string" calcext:value-type="string">
            <text:p>wrong_answe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erché elsa scappa da Arendelle?</text:p>
          </table:table-cell>
          <table:table-cell office:value-type="string" calcext:value-type="string">
            <text:p>perché deve riparare i suoi poteri</text:p>
          </table:table-cell>
          <table:table-cell office:value-type="string" calcext:value-type="string">
            <text:p>perché ha paura|perché pensa che Anna sia catti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e si chiama la renna?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Cristof|Ola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e si chiama il pupazzo di Neve?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Sven|Ricicana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Come fa Olaf ad entrare nella stanza dove è tenuta prigioniera Anna?</text:p>
          </table:table-cell>
          <table:table-cell office:value-type="string" calcext:value-type="string">
            <text:p>Usa il suo naso come chiave</text:p>
          </table:table-cell>
          <table:table-cell office:value-type="string" calcext:value-type="string">
            <text:p>Rompe la finestra|Si fa aiutare da Cristof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 style:data-style-name="N2" text:time-value="17:47:36.36414634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4T18:01:48.255105946</dc:date>
    <meta:generator>LibreOffice/4.2.3.3$Linux_x86 LibreOffice_project/420m0$Build-3</meta:generator>
    <meta:editing-duration>PT1H48M48S</meta:editing-duration>
    <meta:editing-cycles>60</meta:editing-cycles>
    <dc:creator>test01 </dc:creator>
    <meta:document-statistic meta:table-count="1" meta:cell-count="15" meta:object-count="0"/>
  </office:meta>
</office:document-meta>
</file>